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m 1" text:anchor-type="as-char" svg:x="0in" svg:y="0in" svg:width="5.90556in" svg:height="3.52708in" style:rel-width="scale" style:rel-height="scale"><draw:image xlink:href="media/image1.png" xlink:type="simple" xlink:show="embed" xlink:actuate="onLoad"/><svg:title/><svg:desc>Uma imagem com captura de ecrã, texto, software, Software de multimédia

Descrição gerada automaticamente</svg:desc></draw:frame></text:p>
      <text:p text:style-name="Normal"/>
      <text:p text:style-name="Normal"><draw:frame draw:style-name="a1" draw:name="Imagem 1" text:anchor-type="as-char" svg:x="0in" svg:y="0in" svg:width="4.26704in" svg:height="4.6754in" style:rel-width="scale" style:rel-height="scale"><draw:image xlink:href="media/image2.png" xlink:type="simple" xlink:show="embed" xlink:actuate="onLoad"/><svg:title/><svg:desc>Uma imagem com texto, captura de ecrã, número, Tipo de letra

Descrição gerada automaticamente</svg:desc></draw:frame></text:p>
      <text:soft-page-break/>
      <text:p text:style-name="Normal"><draw:frame draw:style-name="a2" draw:name="Imagem 1" text:anchor-type="as-char" svg:x="0in" svg:y="0in" svg:width="5.90556in" svg:height="4.51528in" style:rel-width="scale" style:rel-height="scale"><draw:image xlink:href="media/image3.png" xlink:type="simple" xlink:show="embed" xlink:actuate="onLoad"/><svg:title/><svg:desc>Uma imagem com texto, captura de ecrã, software, Página web

Descrição gerada automaticamente</svg:desc></draw:frame></text:p>
      <text:p text:style-name="Normal"/>
      <text:p text:style-name="Normal"/>
      <text:p text:style-name="Normal"><draw:frame draw:style-name="a3" draw:name="Imagem 1" text:anchor-type="as-char" svg:x="0in" svg:y="0in" svg:width="5.90556in" svg:height="2.02014in" style:rel-width="scale" style:rel-height="scale"><draw:image xlink:href="media/image4.png" xlink:type="simple" xlink:show="embed" xlink:actuate="onLoad"/><svg:title/><svg:desc>Uma imagem com texto, software, Ícone de computador, Página web

Descrição gerada automaticamente</svg:desc></draw:frame></text:p>
      <text:p text:style-name="Normal"/>
      <text:soft-page-break/>
      <text:p text:style-name="Normal"><draw:frame draw:style-name="a4" draw:name="Imagem 1" text:anchor-type="as-char" svg:x="0in" svg:y="0in" svg:width="5.90556in" svg:height="2.18333in" style:rel-width="scale" style:rel-height="scale"><draw:image xlink:href="media/image5.png" xlink:type="simple" xlink:show="embed" xlink:actuate="onLoad"/><svg:title/><svg:desc>Uma imagem com texto, software, Software de multimédia, Ícone de computador

Descrição gerada automaticamente</svg:desc></draw:frame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ita V. Carvalho</meta:initial-creator>
    <dc:creator>Anita V. Carvalho</dc:creator>
    <meta:creation-date>2023-10-21T14:39:00Z</meta:creation-date>
    <dc:date>2023-10-30T13:04:00Z</dc:date>
    <meta:template xlink:href="Normal" xlink:type="simple"/>
    <meta:editing-cycles>3</meta:editing-cycles>
    <meta:editing-duration>PT657420S</meta:editing-duration>
    <meta:document-statistic meta:page-count="3" meta:paragraph-count="1" meta:word-count="2" meta:character-count="17" meta:row-count="1" meta:non-whitespace-character-count="16"/>
  </office:meta>
</office:document-meta>
</file>